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3.0874in"/>
    </style:style>
    <style:style style:name="co4" style:family="table-column">
      <style:table-column-properties fo:break-before="auto" style:column-width="2.7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6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16"/>
    <style:style style:name="ce9" style:family="table-cell" style:parent-style-name="Default" style:data-style-name="N116">
      <style:text-properties fo:font-weight="bold" style:font-weight-asian="bold" style:font-weight-complex="bold"/>
    </style:style>
    <style:style style:name="ce10" style:family="table-cell" style:parent-style-name="Default" style:data-style-name="N116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6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16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16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16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13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1"/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1" office:value-type="float" office:value="16">
            <text:p>16</text:p>
          </table:table-cell>
        </table:table-row>
        <table:table-row table:style-name="ro2">
          <table:table-cell table:number-columns-repeated="2"/>
          <table:table-cell table:style-name="ce2" office:value-type="float" office:value="0">
            <text:p>0</text:p>
          </table:table-cell>
          <table:table-cell table:style-name="ce7" table:formula="of:=[.$D$4]^[.C5]" office:value-type="float" office:value="1">
            <text:p>1</text:p>
          </table:table-cell>
          <table:table-cell table:style-name="ce7" table:formula="of:=[.$E$4]^[.C5]" office:value-type="float" office:value="1">
            <text:p>1</text:p>
          </table:table-cell>
          <table:table-cell table:style-name="ce12" table:formula="of:=[.$F$4]^[.C5]" office:value-type="float" office:value="1">
            <text:p>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[.$D$4]^[.C6]" office:value-type="float" office:value="2">
            <text:p>2</text:p>
          </table:table-cell>
          <table:table-cell table:formula="of:=[.$E$4]^[.C6]" office:value-type="float" office:value="8">
            <text:p>8</text:p>
          </table:table-cell>
          <table:table-cell table:formula="of:=[.$F$4]^[.C6]" office:value-type="float" office:value="16">
            <text:p>16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[.$D$4]^[.C7]" office:value-type="float" office:value="4">
            <text:p>4</text:p>
          </table:table-cell>
          <table:table-cell table:formula="of:=[.$E$4]^[.C7]" office:value-type="float" office:value="64">
            <text:p>64</text:p>
          </table:table-cell>
          <table:table-cell table:formula="of:=[.$F$4]^[.C7]" office:value-type="float" office:value="256">
            <text:p>256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[.$D$4]^[.C8]" office:value-type="float" office:value="8">
            <text:p>8</text:p>
          </table:table-cell>
          <table:table-cell table:formula="of:=[.$E$4]^[.C8]" office:value-type="float" office:value="512">
            <text:p>512</text:p>
          </table:table-cell>
          <table:table-cell table:formula="of:=[.$F$4]^[.C8]" office:value-type="float" office:value="4096">
            <text:p>4,09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formula="of:=[.$D$4]^[.C9]" office:value-type="float" office:value="16">
            <text:p>16</text:p>
          </table:table-cell>
          <table:table-cell table:formula="of:=[.$E$4]^[.C9]" office:value-type="float" office:value="4096">
            <text:p>4,096</text:p>
          </table:table-cell>
          <table:table-cell table:formula="of:=[.$F$4]^[.C9]" office:value-type="float" office:value="65536">
            <text:p>65,536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[.$D$4]^[.C10]" office:value-type="float" office:value="32">
            <text:p>32</text:p>
          </table:table-cell>
          <table:table-cell table:formula="of:=[.$E$4]^[.C10]" office:value-type="float" office:value="32768">
            <text:p>32,768</text:p>
          </table:table-cell>
          <table:table-cell table:formula="of:=[.$F$4]^[.C10]" office:value-type="float" office:value="1048576">
            <text:p>1,048,576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f:=[.$D$4]^[.C11]" office:value-type="float" office:value="64">
            <text:p>64</text:p>
          </table:table-cell>
          <table:table-cell table:formula="of:=[.$E$4]^[.C11]" office:value-type="float" office:value="262144">
            <text:p>262,144</text:p>
          </table:table-cell>
          <table:table-cell table:formula="of:=[.$F$4]^[.C11]" office:value-type="float" office:value="16777216">
            <text:p>16,777,216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[.$D$4]^[.C12]" office:value-type="float" office:value="128">
            <text:p>128</text:p>
          </table:table-cell>
          <table:table-cell table:formula="of:=[.$E$4]^[.C12]" office:value-type="float" office:value="2097152">
            <text:p>2,097,152</text:p>
          </table:table-cell>
          <table:table-cell table:formula="of:=[.$F$4]^[.C12]" office:value-type="float" office:value="268435456">
            <text:p>268,435,456</text:p>
          </table:table-cell>
        </table:table-row>
        <table:table-row table:style-name="ro2">
          <table:table-cell table:number-columns-repeated="2"/>
          <table:table-cell table:style-name="ce4" office:value-type="float" office:value="8">
            <text:p>8</text:p>
          </table:table-cell>
          <table:table-cell table:style-name="ce9" table:formula="of:=[.$D$4]^[.C13]" office:value-type="float" office:value="256">
            <text:p>256</text:p>
          </table:table-cell>
          <table:table-cell table:style-name="ce9" table:formula="of:=[.$E$4]^[.C13]" office:value-type="float" office:value="16777216">
            <text:p>16,777,216</text:p>
          </table:table-cell>
          <table:table-cell table:style-name="ce14" table:formula="of:=[.$F$4]^[.C13]" office:value-type="float" office:value="4294967296">
            <text:p>4,294,967,296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formula="of:=[.$D$4]^[.C14]" office:value-type="float" office:value="512">
            <text:p>512</text:p>
          </table:table-cell>
          <table:table-cell table:formula="of:=[.$E$4]^[.C14]" office:value-type="float" office:value="134217728">
            <text:p>134,217,728</text:p>
          </table:table-cell>
          <table:table-cell table:formula="of:=[.$F$4]^[.C14]" office:value-type="float" office:value="68719476736">
            <text:p>68,719,476,736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[.$D$4]^[.C15]" office:value-type="float" office:value="1024">
            <text:p>1,024</text:p>
          </table:table-cell>
          <table:table-cell table:formula="of:=[.$E$4]^[.C15]" office:value-type="float" office:value="1073741824">
            <text:p>1,073,741,824</text:p>
          </table:table-cell>
          <table:table-cell table:formula="of:=[.$F$4]^[.C15]" office:value-type="float" office:value="1099511627776">
            <text:p>1,099,511,627,776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formula="of:=[.$D$4]^[.C16]" office:value-type="float" office:value="2048">
            <text:p>2,048</text:p>
          </table:table-cell>
          <table:table-cell table:formula="of:=[.$E$4]^[.C16]" office:value-type="float" office:value="8589934592">
            <text:p>8,589,934,592</text:p>
          </table:table-cell>
          <table:table-cell table:formula="of:=[.$F$4]^[.C16]" office:value-type="float" office:value="17592186044416">
            <text:p>17,592,186,044,416</text:p>
          </table:table-cell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formula="of:=[.$D$4]^[.C17]" office:value-type="float" office:value="4096">
            <text:p>4,096</text:p>
          </table:table-cell>
          <table:table-cell table:formula="of:=[.$E$4]^[.C17]" office:value-type="float" office:value="68719476736">
            <text:p>68,719,476,736</text:p>
          </table:table-cell>
          <table:table-cell table:formula="of:=[.$F$4]^[.C17]" office:value-type="float" office:value="281474976710656">
            <text:p>281,474,976,710,656</text:p>
          </table:table-cell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formula="of:=[.$D$4]^[.C18]" office:value-type="float" office:value="8192">
            <text:p>8,192</text:p>
          </table:table-cell>
          <table:table-cell table:formula="of:=[.$E$4]^[.C18]" office:value-type="float" office:value="549755813888">
            <text:p>549,755,813,888</text:p>
          </table:table-cell>
          <table:table-cell table:formula="of:=[.$F$4]^[.C18]" office:value-type="float" office:value="4.5035996273705E+015">
            <text:p>4,503,599,627,370,500</text:p>
          </table:table-cell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formula="of:=[.$D$4]^[.C19]" office:value-type="float" office:value="16384">
            <text:p>16,384</text:p>
          </table:table-cell>
          <table:table-cell table:formula="of:=[.$E$4]^[.C19]" office:value-type="float" office:value="4398046511104">
            <text:p>4,398,046,511,104</text:p>
          </table:table-cell>
          <table:table-cell table:formula="of:=[.$F$4]^[.C19]" office:value-type="float" office:value="7.20575940379279E+016">
            <text:p>72,057,594,037,927,900</text:p>
          </table:table-cell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formula="of:=[.$D$4]^[.C20]" office:value-type="float" office:value="32768">
            <text:p>32,768</text:p>
          </table:table-cell>
          <table:table-cell table:formula="of:=[.$E$4]^[.C20]" office:value-type="float" office:value="35184372088832">
            <text:p>35,184,372,088,832</text:p>
          </table:table-cell>
          <table:table-cell table:formula="of:=[.$F$4]^[.C20]" office:value-type="float" office:value="1.15292150460685E+018">
            <text:p>1,152,921,504,606,850,000</text:p>
          </table:table-cell>
        </table:table-row>
        <table:table-row table:style-name="ro2">
          <table:table-cell table:number-columns-repeated="2"/>
          <table:table-cell table:style-name="ce4" office:value-type="float" office:value="16">
            <text:p>16</text:p>
          </table:table-cell>
          <table:table-cell table:style-name="ce9" table:formula="of:=[.$D$4]^[.C21]" office:value-type="float" office:value="65536">
            <text:p>65,536</text:p>
          </table:table-cell>
          <table:table-cell table:style-name="ce9" table:formula="of:=[.$E$4]^[.C21]" office:value-type="float" office:value="281474976710656">
            <text:p>281,474,976,710,656</text:p>
          </table:table-cell>
          <table:table-cell table:style-name="ce14" table:formula="of:=[.$F$4]^[.C21]" office:value-type="float" office:value="1.84467440737096E+019">
            <text:p>18,446,744,073,709,600,000</text:p>
          </table:table-cell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formula="of:=[.$D$4]^[.C22]" office:value-type="float" office:value="131072">
            <text:p>131,072</text:p>
          </table:table-cell>
          <table:table-cell table:formula="of:=[.$E$4]^[.C22]" office:value-type="float" office:value="2.25179981368525E+015">
            <text:p>2,251,799,813,685,250</text:p>
          </table:table-cell>
          <table:table-cell table:formula="of:=[.$F$4]^[.C22]" office:value-type="float" office:value="2.95147905179353E+020">
            <text:p>295,147,905,179,353,000,000</text:p>
          </table:table-cell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formula="of:=[.$D$4]^[.C23]" office:value-type="float" office:value="262144">
            <text:p>262,144</text:p>
          </table:table-cell>
          <table:table-cell table:formula="of:=[.$E$4]^[.C23]" office:value-type="float" office:value="1.8014398509482E+016">
            <text:p>18,014,398,509,482,000</text:p>
          </table:table-cell>
          <table:table-cell table:formula="of:=[.$F$4]^[.C23]" office:value-type="float" office:value="4.72236648286965E+021">
            <text:p>4,722,366,482,869,650,000,000</text:p>
          </table:table-cell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formula="of:=[.$D$4]^[.C24]" office:value-type="float" office:value="524288">
            <text:p>524,288</text:p>
          </table:table-cell>
          <table:table-cell table:formula="of:=[.$E$4]^[.C24]" office:value-type="float" office:value="1.44115188075856E+017">
            <text:p>144,115,188,075,856,000</text:p>
          </table:table-cell>
          <table:table-cell table:formula="of:=[.$F$4]^[.C24]" office:value-type="float" office:value="7.55578637259143E+022">
            <text:p>75,557,863,725,914,300,000,000</text:p>
          </table:table-cell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formula="of:=[.$D$4]^[.C25]" office:value-type="float" office:value="1048576">
            <text:p>1,048,576</text:p>
          </table:table-cell>
          <table:table-cell table:formula="of:=[.$E$4]^[.C25]" office:value-type="float" office:value="1.15292150460685E+018">
            <text:p>1,152,921,504,606,850,000</text:p>
          </table:table-cell>
          <table:table-cell table:formula="of:=[.$F$4]^[.C25]" office:value-type="float" office:value="1.20892581961463E+024">
            <text:p>1,208,925,819,614,630,000,000,000</text:p>
          </table:table-cell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formula="of:=[.$D$4]^[.C26]" office:value-type="float" office:value="2097152">
            <text:p>2,097,152</text:p>
          </table:table-cell>
          <table:table-cell table:formula="of:=[.$E$4]^[.C26]" office:value-type="float" office:value="9.22337203685478E+018">
            <text:p>9,223,372,036,854,780,000</text:p>
          </table:table-cell>
          <table:table-cell table:formula="of:=[.$F$4]^[.C26]" office:value-type="float" office:value="1.93428131138341E+025">
            <text:p>19,342,813,113,834,100,000,000,000</text:p>
          </table:table-cell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formula="of:=[.$D$4]^[.C27]" office:value-type="float" office:value="4194304">
            <text:p>4,194,304</text:p>
          </table:table-cell>
          <table:table-cell table:formula="of:=[.$E$4]^[.C27]" office:value-type="float" office:value="7.37869762948382E+019">
            <text:p>73,786,976,294,838,200,000</text:p>
          </table:table-cell>
          <table:table-cell table:formula="of:=[.$F$4]^[.C27]" office:value-type="float" office:value="3.09485009821345E+026">
            <text:p>309,485,009,821,345,000,000,000,000</text:p>
          </table:table-cell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formula="of:=[.$D$4]^[.C28]" office:value-type="float" office:value="8388608">
            <text:p>8,388,608</text:p>
          </table:table-cell>
          <table:table-cell table:formula="of:=[.$E$4]^[.C28]" office:value-type="float" office:value="5.90295810358706E+020">
            <text:p>590,295,810,358,706,000,000</text:p>
          </table:table-cell>
          <table:table-cell table:formula="of:=[.$F$4]^[.C28]" office:value-type="float" office:value="4.95176015714152E+027">
            <text:p>4,951,760,157,141,520,000,000,000,000</text:p>
          </table:table-cell>
        </table:table-row>
        <table:table-row table:style-name="ro2">
          <table:table-cell table:number-columns-repeated="2"/>
          <table:table-cell table:style-name="ce4" office:value-type="float" office:value="24">
            <text:p>24</text:p>
          </table:table-cell>
          <table:table-cell table:style-name="ce9" table:formula="of:=[.$D$4]^[.C29]" office:value-type="float" office:value="16777216">
            <text:p>16,777,216</text:p>
          </table:table-cell>
          <table:table-cell table:style-name="ce9" table:formula="of:=[.$E$4]^[.C29]" office:value-type="float" office:value="4.72236648286965E+021">
            <text:p>4,722,366,482,869,650,000,000</text:p>
          </table:table-cell>
          <table:table-cell table:style-name="ce14" table:formula="of:=[.$F$4]^[.C29]" office:value-type="float" office:value="7.92281625142643E+028">
            <text:p>79,228,162,514,264,300,000,000,000,000</text:p>
          </table:table-cell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formula="of:=[.$D$4]^[.C30]" office:value-type="float" office:value="33554432">
            <text:p>33,554,432</text:p>
          </table:table-cell>
          <table:table-cell table:formula="of:=[.$E$4]^[.C30]" office:value-type="float" office:value="3.77789318629572E+022">
            <text:p>37,778,931,862,957,200,000,000</text:p>
          </table:table-cell>
          <table:table-cell table:formula="of:=[.$F$4]^[.C30]" office:value-type="float" office:value="1.26765060022823E+030">
            <text:p>1,267,650,600,228,230,000,000,000,000,000</text:p>
          </table:table-cell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table:formula="of:=[.$D$4]^[.C31]" office:value-type="float" office:value="67108864">
            <text:p>67,108,864</text:p>
          </table:table-cell>
          <table:table-cell table:formula="of:=[.$E$4]^[.C31]" office:value-type="float" office:value="3.02231454903657E+023">
            <text:p>302,231,454,903,657,000,000,000</text:p>
          </table:table-cell>
          <table:table-cell table:formula="of:=[.$F$4]^[.C31]" office:value-type="float" office:value="2.02824096036517E+031">
            <text:p>20,282,409,603,651,700,000,000,000,000,000</text:p>
          </table:table-cell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formula="of:=[.$D$4]^[.C32]" office:value-type="float" office:value="134217728">
            <text:p>134,217,728</text:p>
          </table:table-cell>
          <table:table-cell table:formula="of:=[.$E$4]^[.C32]" office:value-type="float" office:value="2.41785163922926E+024">
            <text:p>2,417,851,639,229,260,000,000,000</text:p>
          </table:table-cell>
          <table:table-cell table:formula="of:=[.$F$4]^[.C32]" office:value-type="float" office:value="3.24518553658427E+032">
            <text:p>324,518,553,658,427,000,000,000,000,000,000</text:p>
          </table:table-cell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formula="of:=[.$D$4]^[.C33]" office:value-type="float" office:value="268435456">
            <text:p>268,435,456</text:p>
          </table:table-cell>
          <table:table-cell table:formula="of:=[.$E$4]^[.C33]" office:value-type="float" office:value="1.93428131138341E+025">
            <text:p>19,342,813,113,834,100,000,000,000</text:p>
          </table:table-cell>
          <table:table-cell table:formula="of:=[.$F$4]^[.C33]" office:value-type="float" office:value="5.19229685853483E+033">
            <text:p>5,192,296,858,534,830,000,000,000,000,000,000</text:p>
          </table:table-cell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formula="of:=[.$D$4]^[.C34]" office:value-type="float" office:value="536870912">
            <text:p>536,870,912</text:p>
          </table:table-cell>
          <table:table-cell table:formula="of:=[.$E$4]^[.C34]" office:value-type="float" office:value="1.54742504910673E+026">
            <text:p>154,742,504,910,673,000,000,000,000</text:p>
          </table:table-cell>
          <table:table-cell table:formula="of:=[.$F$4]^[.C34]" office:value-type="float" office:value="8.30767497365573E+034">
            <text:p>83,076,749,736,557,300,000,000,000,000,000,000</text:p>
          </table:table-cell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formula="of:=[.$D$4]^[.C35]" office:value-type="float" office:value="1073741824">
            <text:p>1,073,741,824</text:p>
          </table:table-cell>
          <table:table-cell table:formula="of:=[.$E$4]^[.C35]" office:value-type="float" office:value="1.23794003928538E+027">
            <text:p>1,237,940,039,285,380,000,000,000,000</text:p>
          </table:table-cell>
          <table:table-cell table:formula="of:=[.$F$4]^[.C35]" office:value-type="float" office:value="1.32922799578492E+036">
            <text:p>1,329,227,995,784,920,000,000,000,000,000,000,000</text:p>
          </table:table-cell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formula="of:=[.$D$4]^[.C36]" office:value-type="float" office:value="2147483648">
            <text:p>2,147,483,648</text:p>
          </table:table-cell>
          <table:table-cell table:formula="of:=[.$E$4]^[.C36]" office:value-type="float" office:value="9.90352031428304E+027">
            <text:p>9,903,520,314,283,040,000,000,000,000</text:p>
          </table:table-cell>
          <table:table-cell table:formula="of:=[.$F$4]^[.C36]" office:value-type="float" office:value="2.12676479325587E+037">
            <text:p>21,267,647,932,558,700,000,000,000,000,000,000,000</text:p>
          </table:table-cell>
        </table:table-row>
        <table:table-row table:style-name="ro2">
          <table:table-cell table:number-columns-repeated="2"/>
          <table:table-cell table:style-name="ce4" office:value-type="float" office:value="32">
            <text:p>32</text:p>
          </table:table-cell>
          <table:table-cell table:style-name="ce9" table:formula="of:=[.$D$4]^[.C37]" office:value-type="float" office:value="4294967296">
            <text:p>4,294,967,296</text:p>
          </table:table-cell>
          <table:table-cell table:style-name="ce9" table:formula="of:=[.$E$4]^[.C37]" office:value-type="float" office:value="7.92281625142643E+028">
            <text:p>79,228,162,514,264,300,000,000,000,000</text:p>
          </table:table-cell>
          <table:table-cell table:style-name="ce14" table:formula="of:=[.$F$4]^[.C37]" office:value-type="float" office:value="3.40282366920938E+038">
            <text:p>340,282,366,920,938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formula="of:=[.$D$4]^[.C38]" office:value-type="float" office:value="8589934592">
            <text:p>8,589,934,592</text:p>
          </table:table-cell>
          <table:table-cell table:formula="of:=[.$E$4]^[.C38]" office:value-type="float" office:value="6.33825300114115E+029">
            <text:p>633,825,300,114,115,000,000,000,000,000</text:p>
          </table:table-cell>
          <table:table-cell table:formula="of:=[.$F$4]^[.C38]" office:value-type="float" office:value="5.44451787073502E+039">
            <text:p>5,444,517,870,735,02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34">
            <text:p>34</text:p>
          </table:table-cell>
          <table:table-cell table:formula="of:=[.$D$4]^[.C39]" office:value-type="float" office:value="17179869184">
            <text:p>17,179,869,184</text:p>
          </table:table-cell>
          <table:table-cell table:formula="of:=[.$E$4]^[.C39]" office:value-type="float" office:value="5.07060240091292E+030">
            <text:p>5,070,602,400,912,920,000,000,000,000,000</text:p>
          </table:table-cell>
          <table:table-cell table:formula="of:=[.$F$4]^[.C39]" office:value-type="float" office:value="8.71122859317602E+040">
            <text:p>87,112,285,931,760,2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formula="of:=[.$D$4]^[.C40]" office:value-type="float" office:value="34359738368">
            <text:p>34,359,738,368</text:p>
          </table:table-cell>
          <table:table-cell table:formula="of:=[.$E$4]^[.C40]" office:value-type="float" office:value="4.05648192073033E+031">
            <text:p>40,564,819,207,303,300,000,000,000,000,000</text:p>
          </table:table-cell>
          <table:table-cell table:formula="of:=[.$F$4]^[.C40]" office:value-type="float" office:value="1.39379657490816E+042">
            <text:p>1,393,796,574,908,16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table:formula="of:=[.$D$4]^[.C41]" office:value-type="float" office:value="68719476736">
            <text:p>68,719,476,736</text:p>
          </table:table-cell>
          <table:table-cell table:formula="of:=[.$E$4]^[.C41]" office:value-type="float" office:value="3.24518553658427E+032">
            <text:p>324,518,553,658,427,000,000,000,000,000,000</text:p>
          </table:table-cell>
          <table:table-cell table:formula="of:=[.$F$4]^[.C41]" office:value-type="float" office:value="2.23007451985306E+043">
            <text:p>22,300,745,198,530,6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formula="of:=[.$D$4]^[.C42]" office:value-type="float" office:value="137438953472">
            <text:p>137,438,953,472</text:p>
          </table:table-cell>
          <table:table-cell table:formula="of:=[.$E$4]^[.C42]" office:value-type="float" office:value="2.59614842926741E+033">
            <text:p>2,596,148,429,267,410,000,000,000,000,000,000</text:p>
          </table:table-cell>
          <table:table-cell table:formula="of:=[.$F$4]^[.C42]" office:value-type="float" office:value="3.5681192317649E+044">
            <text:p>356,811,923,176,490,0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table:formula="of:=[.$D$4]^[.C43]" office:value-type="float" office:value="274877906944">
            <text:p>274,877,906,944</text:p>
          </table:table-cell>
          <table:table-cell table:formula="of:=[.$E$4]^[.C43]" office:value-type="float" office:value="2.07691874341393E+034">
            <text:p>20,769,187,434,139,300,000,000,000,000,000,000</text:p>
          </table:table-cell>
          <table:table-cell table:formula="of:=[.$F$4]^[.C43]" office:value-type="float" office:value="5.70899077082384E+045">
            <text:p>5,708,990,770,823,840,0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formula="of:=[.$D$4]^[.C44]" office:value-type="float" office:value="549755813888">
            <text:p>549,755,813,888</text:p>
          </table:table-cell>
          <table:table-cell table:formula="of:=[.$E$4]^[.C44]" office:value-type="float" office:value="1.66153499473114E+035">
            <text:p>166,153,499,473,114,000,000,000,000,000,000,000</text:p>
          </table:table-cell>
          <table:table-cell table:formula="of:=[.$F$4]^[.C44]" office:value-type="float" office:value="9.13438523331814E+046">
            <text:p>91,343,852,333,181,400,000,000,000,000,000,000,000,000,000,000</text:p>
          </table:table-cell>
        </table:table-row>
        <table:table-row table:style-name="ro2">
          <table:table-cell table:number-columns-repeated="2"/>
          <table:table-cell table:style-name="ce4" office:value-type="float" office:value="40">
            <text:p>40</text:p>
          </table:table-cell>
          <table:table-cell table:style-name="ce9" table:formula="of:=[.$D$4]^[.C45]" office:value-type="float" office:value="1099511627776">
            <text:p>1,099,511,627,776</text:p>
          </table:table-cell>
          <table:table-cell table:style-name="ce9" table:formula="of:=[.$E$4]^[.C45]" office:value-type="float" office:value="1.32922799578492E+036">
            <text:p>1,329,227,995,784,920,000,000,000,000,000,000,000</text:p>
          </table:table-cell>
          <table:table-cell table:style-name="ce14" table:formula="of:=[.$F$4]^[.C45]" office:value-type="float" office:value="1.4615016373309E+048">
            <text:p>1,461,501,637,330,900,000,0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formula="of:=[.$D$4]^[.C46]" office:value-type="float" office:value="2199023255552">
            <text:p>2,199,023,255,552</text:p>
          </table:table-cell>
          <table:table-cell table:formula="of:=[.$E$4]^[.C46]" office:value-type="float" office:value="1.06338239662793E+037">
            <text:p>10,633,823,966,279,300,000,000,000,000,000,000,000</text:p>
          </table:table-cell>
          <table:table-cell table:formula="of:=[.$F$4]^[.C46]" office:value-type="float" office:value="2.33840261972944E+049">
            <text:p>23,384,026,197,294,400,000,0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formula="of:=[.$D$4]^[.C47]" office:value-type="float" office:value="4398046511104">
            <text:p>4,398,046,511,104</text:p>
          </table:table-cell>
          <table:table-cell table:formula="of:=[.$E$4]^[.C47]" office:value-type="float" office:value="8.50705917302346E+037">
            <text:p>85,070,591,730,234,600,000,000,000,000,000,000,000</text:p>
          </table:table-cell>
          <table:table-cell table:formula="of:=[.$F$4]^[.C47]" office:value-type="float" office:value="3.74144419156711E+050">
            <text:p>374,144,419,156,711,000,000,0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table:formula="of:=[.$D$4]^[.C48]" office:value-type="float" office:value="8796093022208">
            <text:p>8,796,093,022,208</text:p>
          </table:table-cell>
          <table:table-cell table:formula="of:=[.$E$4]^[.C48]" office:value-type="float" office:value="6.80564733841877E+038">
            <text:p>680,564,733,841,877,000,000,000,000,000,000,000,000</text:p>
          </table:table-cell>
          <table:table-cell table:formula="of:=[.$F$4]^[.C48]" office:value-type="float" office:value="5.98631070650738E+051">
            <text:p>5,986,310,706,507,380,000,000,0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formula="of:=[.$D$4]^[.C49]" office:value-type="float" office:value="17592186044416">
            <text:p>17,592,186,044,416</text:p>
          </table:table-cell>
          <table:table-cell table:formula="of:=[.$E$4]^[.C49]" office:value-type="float" office:value="5.44451787073502E+039">
            <text:p>5,444,517,870,735,020,000,000,000,000,000,000,000,000</text:p>
          </table:table-cell>
          <table:table-cell table:formula="of:=[.$F$4]^[.C49]" office:value-type="float" office:value="9.57809713041181E+052">
            <text:p>95,780,971,304,118,100,000,000,000,000,000,000,000,000,000,000,000,000</text:p>
          </table:table-cell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formula="of:=[.$D$4]^[.C50]" office:value-type="float" office:value="35184372088832">
            <text:p>35,184,372,088,832</text:p>
          </table:table-cell>
          <table:table-cell table:formula="of:=[.$E$4]^[.C50]" office:value-type="float" office:value="4.35561429658801E+040">
            <text:p>43,556,142,965,880,100,000,000,000,000,000,000,000,000</text:p>
          </table:table-cell>
          <table:table-cell table:formula="of:=[.$F$4]^[.C50]" office:value-type="float" office:value="1.53249554086589E+054">
            <text:p>1,532,495,540,865,890,000,000,000,000,000,000,000,000,000,000,000,000,000</text:p>
          </table:table-cell>
        </table:table-row>
        <table:table-row table:style-name="ro2">
          <table:table-cell table:number-columns-repeated="2"/>
          <table:table-cell table:style-name="ce5" office:value-type="float" office:value="46">
            <text:p>46</text:p>
          </table:table-cell>
          <table:table-cell table:style-name="ce10" table:formula="of:=[.$D$4]^[.C51]" office:value-type="float" office:value="70368744177664">
            <text:p>70,368,744,177,664</text:p>
          </table:table-cell>
          <table:table-cell table:style-name="ce10" table:formula="of:=[.$E$4]^[.C51]" office:value-type="float" office:value="3.48449143727041E+041">
            <text:p>348,449,143,727,041,000,000,000,000,000,000,000,000,000</text:p>
          </table:table-cell>
          <table:table-cell table:style-name="ce15" table:formula="of:=[.$F$4]^[.C51]" office:value-type="float" office:value="2.45199286538542E+055">
            <text:p>24,519,928,653,854,200,000,000,000,000,000,000,000,000,000,000,000,000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0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er </meta:initial-creator>
    <meta:creation-date>2013-10-20T03:11:25</meta:creation-date>
    <dc:date>2013-10-20T03:20:12</dc:date>
    <dc:creator>piter </dc:creator>
    <meta:editing-duration>P0D</meta:editing-duration>
    <meta:editing-cycles>1</meta:editing-cycles>
    <meta:document-statistic meta:table-count="1" meta:cell-count="191" meta:object-count="0"/>
    <meta:generator>LibreOffice/3.6$Linux_X86_64 LibreOffice_project/360m1$Build-2</meta:generator>
  </office:meta>
</office:document-meta>
</file>